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8711"/>
          <table:table-cell office:value-type="float" office:value="0.58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403.0"/>
          <table:table-cell office:value-type="float" office:value="38178.0"/>
          <table:table-cell office:value-type="float" office:value="127617.0"/>
          <table:table-cell office:value-type="float" office:value="1243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240.0"/>
          <table:table-cell office:value-type="float" office:value="107233.0"/>
          <table:table-cell office:value-type="float" office:value="80350.0"/>
          <table:table-cell office:value-type="float" office:value="71366.0"/>
          <table:table-cell office:value-type="float" office:value="139591.0"/>
          <table:table-cell office:value-type="float" office:value="244.0"/>
          <table:table-cell office:value-type="float" office:value="0.785389"/>
          <table:table-cell office:value-type="float" office:value="0.50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557.0"/>
          <table:table-cell office:value-type="float" office:value="38188.0"/>
          <table:table-cell office:value-type="float" office:value="127650.0"/>
          <table:table-cell office:value-type="float" office:value="1232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240.0"/>
          <table:table-cell office:value-type="float" office:value="107233.0"/>
          <table:table-cell office:value-type="float" office:value="80350.0"/>
          <table:table-cell office:value-type="float" office:value="71366.0"/>
          <table:table-cell office:value-type="float" office:value="119681.0"/>
          <table:table-cell office:value-type="float" office:value="244.0"/>
          <table:table-cell office:value-type="float" office:value="0.543725"/>
          <table:table-cell office:value-type="float" office:value="0.1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61.0"/>
          <table:table-cell office:value-type="float" office:value="15646.0"/>
          <table:table-cell office:value-type="float" office:value="54579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338.0"/>
          <table:table-cell office:value-type="float" office:value="41739.0"/>
          <table:table-cell office:value-type="float" office:value="29864.0"/>
          <table:table-cell office:value-type="float" office:value="27762.0"/>
          <table:table-cell office:value-type="float" office:value="40380.0"/>
          <table:table-cell office:value-type="float" office:value="128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759967"/>
          <table:table-cell office:value-type="float" office:value="0.44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25.0"/>
          <table:table-cell office:value-type="float" office:value="38425.0"/>
          <table:table-cell office:value-type="float" office:value="128652.0"/>
          <table:table-cell office:value-type="float" office:value="124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346.0"/>
          <table:table-cell office:value-type="float" office:value="107781.0"/>
          <table:table-cell office:value-type="float" office:value="80620.0"/>
          <table:table-cell office:value-type="float" office:value="71754.0"/>
          <table:table-cell office:value-type="float" office:value="119731.0"/>
          <table:table-cell office:value-type="float" office:value="244.0"/>
          <table:table-cell office:value-type="float" office:value="0.824989"/>
          <table:table-cell office:value-type="float" office:value="0.53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300.0"/>
          <table:table-cell office:value-type="float" office:value="38415.0"/>
          <table:table-cell office:value-type="float" office:value="128619.0"/>
          <table:table-cell office:value-type="float" office:value="121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346.0"/>
          <table:table-cell office:value-type="float" office:value="107781.0"/>
          <table:table-cell office:value-type="float" office:value="80620.0"/>
          <table:table-cell office:value-type="float" office:value="71754.0"/>
          <table:table-cell office:value-type="float" office:value="139666.0"/>
          <table:table-cell office:value-type="float" office:value="244.0"/>
          <table:table-cell office:value-type="float" office:value="0.608966"/>
          <table:table-cell office:value-type="float" office:value="0.296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13.0"/>
          <table:table-cell office:value-type="float" office:value="794.0"/>
          <table:table-cell office:value-type="float" office:value="15883.0"/>
          <table:table-cell office:value-type="float" office:value="55581.0"/>
          <table:table-cell office:value-type="float" office:value="100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444.0"/>
          <table:table-cell office:value-type="float" office:value="42287.0"/>
          <table:table-cell office:value-type="float" office:value="30134.0"/>
          <table:table-cell office:value-type="float" office:value="28150.0"/>
          <table:table-cell office:value-type="float" office:value="40455.0"/>
          <table:table-cell office:value-type="float" office:value="128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81113"/>
          <table:table-cell office:value-type="float" office:value="0.47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2.0"/>
          <table:table-cell office:value-type="float" office:value="38315.0"/>
          <table:table-cell office:value-type="float" office:value="128177.0"/>
          <table:table-cell office:value-type="float" office:value="116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302.0"/>
          <table:table-cell office:value-type="float" office:value="107522.0"/>
          <table:table-cell office:value-type="float" office:value="80485.0"/>
          <table:table-cell office:value-type="float" office:value="71549.0"/>
          <table:table-cell office:value-type="float" office:value="139618.0"/>
          <table:table-cell office:value-type="float" office:value="244.0"/>
          <table:table-cell office:value-type="float" office:value="0.871817"/>
          <table:table-cell office:value-type="float" office:value="0.54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536.0"/>
          <table:table-cell office:value-type="float" office:value="38315.0"/>
          <table:table-cell office:value-type="float" office:value="128177.0"/>
          <table:table-cell office:value-type="float" office:value="124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302.0"/>
          <table:table-cell office:value-type="float" office:value="107522.0"/>
          <table:table-cell office:value-type="float" office:value="80485.0"/>
          <table:table-cell office:value-type="float" office:value="71549.0"/>
          <table:table-cell office:value-type="float" office:value="139618.0"/>
          <table:table-cell office:value-type="float" office:value="244.0"/>
          <table:table-cell office:value-type="float" office:value="0.561074"/>
          <table:table-cell office:value-type="float" office:value="0.26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7.0"/>
          <table:table-cell office:value-type="float" office:value="15765.0"/>
          <table:table-cell office:value-type="float" office:value="55080.0"/>
          <table:table-cell office:value-type="float" office:value="94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400.0"/>
          <table:table-cell office:value-type="float" office:value="42028.0"/>
          <table:table-cell office:value-type="float" office:value="29999.0"/>
          <table:table-cell office:value-type="float" office:value="27945.0"/>
          <table:table-cell office:value-type="float" office:value="40406.0"/>
          <table:table-cell office:value-type="float" office:value="128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845918"/>
          <table:table-cell office:value-type="float" office:value="0.54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24.0"/>
          <table:table-cell office:value-type="float" office:value="37426.0"/>
          <table:table-cell office:value-type="float" office:value="125005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991.0"/>
          <table:table-cell office:value-type="float" office:value="106278.0"/>
          <table:table-cell office:value-type="float" office:value="79611.0"/>
          <table:table-cell office:value-type="float" office:value="70990.0"/>
          <table:table-cell office:value-type="float" office:value="119634.0"/>
          <table:table-cell office:value-type="float" office:value="244.0"/>
          <table:table-cell office:value-type="float" office:value="1.22002"/>
          <table:table-cell office:value-type="float" office:value="0.809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705.0"/>
          <table:table-cell office:value-type="float" office:value="37406.0"/>
          <table:table-cell office:value-type="float" office:value="124939.0"/>
          <table:table-cell office:value-type="float" office:value="1238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991.0"/>
          <table:table-cell office:value-type="float" office:value="106278.0"/>
          <table:table-cell office:value-type="float" office:value="79611.0"/>
          <table:table-cell office:value-type="float" office:value="70990.0"/>
          <table:table-cell office:value-type="float" office:value="139532.0"/>
          <table:table-cell office:value-type="float" office:value="244.0"/>
          <table:table-cell office:value-type="float" office:value="0.552596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1.0"/>
          <table:table-cell office:value-type="float" office:value="14857.0"/>
          <table:table-cell office:value-type="float" office:value="51845.0"/>
          <table:table-cell office:value-type="float" office:value="951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089.0"/>
          <table:table-cell office:value-type="float" office:value="40784.0"/>
          <table:table-cell office:value-type="float" office:value="29125.0"/>
          <table:table-cell office:value-type="float" office:value="27386.0"/>
          <table:table-cell office:value-type="float" office:value="40313.0"/>
          <table:table-cell office:value-type="float" office:value="128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814014"/>
          <table:table-cell office:value-type="float" office:value="0.50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132.0"/>
          <table:table-cell office:value-type="float" office:value="38040.0"/>
          <table:table-cell office:value-type="float" office:value="127265.0"/>
          <table:table-cell office:value-type="float" office:value="1160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238.0"/>
          <table:table-cell office:value-type="float" office:value="107285.0"/>
          <table:table-cell office:value-type="float" office:value="80251.0"/>
          <table:table-cell office:value-type="float" office:value="71543.0"/>
          <table:table-cell office:value-type="float" office:value="139609.0"/>
          <table:table-cell office:value-type="float" office:value="244.0"/>
          <table:table-cell office:value-type="float" office:value="0.848464"/>
          <table:table-cell office:value-type="float" office:value="0.54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516.0"/>
          <table:table-cell office:value-type="float" office:value="38030.0"/>
          <table:table-cell office:value-type="float" office:value="127232.0"/>
          <table:table-cell office:value-type="float" office:value="1233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238.0"/>
          <table:table-cell office:value-type="float" office:value="107285.0"/>
          <table:table-cell office:value-type="float" office:value="80251.0"/>
          <table:table-cell office:value-type="float" office:value="71543.0"/>
          <table:table-cell office:value-type="float" office:value="139611.0"/>
          <table:table-cell office:value-type="float" office:value="244.0"/>
          <table:table-cell office:value-type="float" office:value="0.5409"/>
          <table:table-cell office:value-type="float" office:value="0.18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3.0"/>
          <table:table-cell office:value-type="float" office:value="653.0"/>
          <table:table-cell office:value-type="float" office:value="15490.0"/>
          <table:table-cell office:value-type="float" office:value="54169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336.0"/>
          <table:table-cell office:value-type="float" office:value="41791.0"/>
          <table:table-cell office:value-type="float" office:value="29765.0"/>
          <table:table-cell office:value-type="float" office:value="27939.0"/>
          <table:table-cell office:value-type="float" office:value="40406.0"/>
          <table:table-cell office:value-type="float" office:value="128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1.59418"/>
          <table:table-cell office:value-type="float" office:value="1.303"/>
          <table:table-cell office:value-type="float" office:value="0.75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765.0"/>
          <table:table-cell office:value-type="float" office:value="27510.0"/>
          <table:table-cell office:value-type="float" office:value="43377.0"/>
          <table:table-cell office:value-type="float" office:value="146419.0"/>
          <table:table-cell office:value-type="float" office:value="127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1567.0"/>
          <table:table-cell office:value-type="float" office:value="115987.0"/>
          <table:table-cell office:value-type="float" office:value="85920.0"/>
          <table:table-cell office:value-type="float" office:value="76387.0"/>
          <table:table-cell office:value-type="float" office:value="120680.0"/>
          <table:table-cell office:value-type="float" office:value="244.0"/>
          <table:table-cell office:value-type="float" office:value="0.824718"/>
          <table:table-cell office:value-type="float" office:value="0.4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4.0"/>
          <table:table-cell office:value-type="float" office:value="673.0"/>
          <table:table-cell office:value-type="float" office:value="43377.0"/>
          <table:table-cell office:value-type="float" office:value="146419.0"/>
          <table:table-cell office:value-type="float" office:value="1241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67.0"/>
          <table:table-cell office:value-type="float" office:value="115987.0"/>
          <table:table-cell office:value-type="float" office:value="85920.0"/>
          <table:table-cell office:value-type="float" office:value="76387.0"/>
          <table:table-cell office:value-type="float" office:value="120680.0"/>
          <table:table-cell office:value-type="float" office:value="244.0"/>
          <table:table-cell office:value-type="float" office:value="0.49225"/>
          <table:table-cell office:value-type="float" office:value="0.19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6.0"/>
          <table:table-cell office:value-type="float" office:value="20862.0"/>
          <table:table-cell office:value-type="float" office:value="73437.0"/>
          <table:table-cell office:value-type="float" office:value="1028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665.0"/>
          <table:table-cell office:value-type="float" office:value="50493.0"/>
          <table:table-cell office:value-type="float" office:value="35434.0"/>
          <table:table-cell office:value-type="float" office:value="32783.0"/>
          <table:table-cell office:value-type="float" office:value="41876.0"/>
          <table:table-cell office:value-type="float" office:value="128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0.870312"/>
          <table:table-cell office:value-type="float" office:value="0.48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4.0"/>
          <table:table-cell office:value-type="float" office:value="43234.0"/>
          <table:table-cell office:value-type="float" office:value="145899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495.0"/>
          <table:table-cell office:value-type="float" office:value="115727.0"/>
          <table:table-cell office:value-type="float" office:value="85771.0"/>
          <table:table-cell office:value-type="float" office:value="76231.0"/>
          <table:table-cell office:value-type="float" office:value="120648.0"/>
          <table:table-cell office:value-type="float" office:value="244.0"/>
          <table:table-cell office:value-type="float" office:value="0.926401"/>
          <table:table-cell office:value-type="float" office:value="0.51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1.0"/>
          <table:table-cell office:value-type="float" office:value="1174.0"/>
          <table:table-cell office:value-type="float" office:value="43234.0"/>
          <table:table-cell office:value-type="float" office:value="145899.0"/>
          <table:table-cell office:value-type="float" office:value="124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495.0"/>
          <table:table-cell office:value-type="float" office:value="115727.0"/>
          <table:table-cell office:value-type="float" office:value="85771.0"/>
          <table:table-cell office:value-type="float" office:value="76231.0"/>
          <table:table-cell office:value-type="float" office:value="120648.0"/>
          <table:table-cell office:value-type="float" office:value="244.0"/>
          <table:table-cell office:value-type="float" office:value="0.447825"/>
          <table:table-cell office:value-type="float" office:value="0.17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239.0"/>
          <table:table-cell office:value-type="float" office:value="20701.0"/>
          <table:table-cell office:value-type="float" office:value="72857.0"/>
          <table:table-cell office:value-type="float" office:value="965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593.0"/>
          <table:table-cell office:value-type="float" office:value="50233.0"/>
          <table:table-cell office:value-type="float" office:value="35285.0"/>
          <table:table-cell office:value-type="float" office:value="32627.0"/>
          <table:table-cell office:value-type="float" office:value="41819.0"/>
          <table:table-cell office:value-type="float" office:value="128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1.64763"/>
          <table:table-cell office:value-type="float" office:value="1.332"/>
          <table:table-cell office:value-type="float" office:value="0.82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5539.0"/>
          <table:table-cell office:value-type="float" office:value="9805.0"/>
          <table:table-cell office:value-type="float" office:value="43162.0"/>
          <table:table-cell office:value-type="float" office:value="145622.0"/>
          <table:table-cell office:value-type="float" office:value="124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1472.0"/>
          <table:table-cell office:value-type="float" office:value="115597.0"/>
          <table:table-cell office:value-type="float" office:value="85699.0"/>
          <table:table-cell office:value-type="float" office:value="76146.0"/>
          <table:table-cell office:value-type="float" office:value="120660.0"/>
          <table:table-cell office:value-type="float" office:value="244.0"/>
          <table:table-cell office:value-type="float" office:value="0.824323"/>
          <table:table-cell office:value-type="float" office:value="0.49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2.0"/>
          <table:table-cell office:value-type="float" office:value="43162.0"/>
          <table:table-cell office:value-type="float" office:value="145622.0"/>
          <table:table-cell office:value-type="float" office:value="1240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472.0"/>
          <table:table-cell office:value-type="float" office:value="115597.0"/>
          <table:table-cell office:value-type="float" office:value="85699.0"/>
          <table:table-cell office:value-type="float" office:value="76146.0"/>
          <table:table-cell office:value-type="float" office:value="120660.0"/>
          <table:table-cell office:value-type="float" office:value="244.0"/>
          <table:table-cell office:value-type="float" office:value="0.469185"/>
          <table:table-cell office:value-type="float" office:value="0.20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41.0"/>
          <table:table-cell office:value-type="float" office:value="20620.0"/>
          <table:table-cell office:value-type="float" office:value="72550.0"/>
          <table:table-cell office:value-type="float" office:value="961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570.0"/>
          <table:table-cell office:value-type="float" office:value="50103.0"/>
          <table:table-cell office:value-type="float" office:value="35213.0"/>
          <table:table-cell office:value-type="float" office:value="32542.0"/>
          <table:table-cell office:value-type="float" office:value="41834.0"/>
          <table:table-cell office:value-type="float" office:value="128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0.785777"/>
          <table:table-cell office:value-type="float" office:value="0.50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4.0"/>
          <table:table-cell office:value-type="float" office:value="43371.0"/>
          <table:table-cell office:value-type="float" office:value="146405.0"/>
          <table:table-cell office:value-type="float" office:value="1251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71.0"/>
          <table:table-cell office:value-type="float" office:value="115989.0"/>
          <table:table-cell office:value-type="float" office:value="85922.0"/>
          <table:table-cell office:value-type="float" office:value="76391.0"/>
          <table:table-cell office:value-type="float" office:value="120704.0"/>
          <table:table-cell office:value-type="float" office:value="244.0"/>
          <table:table-cell office:value-type="float" office:value="1.58104"/>
          <table:table-cell office:value-type="float" office:value="1.2"/>
          <table:table-cell office:value-type="float" office:value="0.66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838.0"/>
          <table:table-cell office:value-type="float" office:value="20097.0"/>
          <table:table-cell office:value-type="float" office:value="43371.0"/>
          <table:table-cell office:value-type="float" office:value="146405.0"/>
          <table:table-cell office:value-type="float" office:value="1245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1571.0"/>
          <table:table-cell office:value-type="float" office:value="115989.0"/>
          <table:table-cell office:value-type="float" office:value="85922.0"/>
          <table:table-cell office:value-type="float" office:value="76391.0"/>
          <table:table-cell office:value-type="float" office:value="120704.0"/>
          <table:table-cell office:value-type="float" office:value="244.0"/>
          <table:table-cell office:value-type="float" office:value="0.490852"/>
          <table:table-cell office:value-type="float" office:value="0.20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73.0"/>
          <table:table-cell office:value-type="float" office:value="20856.0"/>
          <table:table-cell office:value-type="float" office:value="73423.0"/>
          <table:table-cell office:value-type="float" office:value="98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669.0"/>
          <table:table-cell office:value-type="float" office:value="50495.0"/>
          <table:table-cell office:value-type="float" office:value="35436.0"/>
          <table:table-cell office:value-type="float" office:value="32787.0"/>
          <table:table-cell office:value-type="float" office:value="41908.0"/>
          <table:table-cell office:value-type="float" office:value="128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0.886426"/>
          <table:table-cell office:value-type="float" office:value="0.53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5.0"/>
          <table:table-cell office:value-type="float" office:value="1438.0"/>
          <table:table-cell office:value-type="float" office:value="43309.0"/>
          <table:table-cell office:value-type="float" office:value="146151.0"/>
          <table:table-cell office:value-type="float" office:value="126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35.0"/>
          <table:table-cell office:value-type="float" office:value="115854.0"/>
          <table:table-cell office:value-type="float" office:value="85849.0"/>
          <table:table-cell office:value-type="float" office:value="76305.0"/>
          <table:table-cell office:value-type="float" office:value="120663.0"/>
          <table:table-cell office:value-type="float" office:value="244.0"/>
          <table:table-cell office:value-type="float" office:value="0.863135"/>
          <table:table-cell office:value-type="float" office:value="0.5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2.0"/>
          <table:table-cell office:value-type="float" office:value="43309.0"/>
          <table:table-cell office:value-type="float" office:value="146151.0"/>
          <table:table-cell office:value-type="float" office:value="126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35.0"/>
          <table:table-cell office:value-type="float" office:value="115854.0"/>
          <table:table-cell office:value-type="float" office:value="85849.0"/>
          <table:table-cell office:value-type="float" office:value="76305.0"/>
          <table:table-cell office:value-type="float" office:value="120663.0"/>
          <table:table-cell office:value-type="float" office:value="244.0"/>
          <table:table-cell office:value-type="float" office:value="0.458156"/>
          <table:table-cell office:value-type="float" office:value="0.19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32.0"/>
          <table:table-cell office:value-type="float" office:value="20785.0"/>
          <table:table-cell office:value-type="float" office:value="73139.0"/>
          <table:table-cell office:value-type="float" office:value="972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633.0"/>
          <table:table-cell office:value-type="float" office:value="50360.0"/>
          <table:table-cell office:value-type="float" office:value="35363.0"/>
          <table:table-cell office:value-type="float" office:value="32701.0"/>
          <table:table-cell office:value-type="float" office:value="41846.0"/>
          <table:table-cell office:value-type="float" office:value="128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1.0612"/>
          <table:table-cell office:value-type="float" office:value="0.68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461.0"/>
          <table:table-cell office:value-type="float" office:value="55992.0"/>
          <table:table-cell office:value-type="float" office:value="191918.0"/>
          <table:table-cell office:value-type="float" office:value="134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534.0"/>
          <table:table-cell office:value-type="float" office:value="151525.0"/>
          <table:table-cell office:value-type="float" office:value="109665.0"/>
          <table:table-cell office:value-type="float" office:value="100907.0"/>
          <table:table-cell office:value-type="float" office:value="151867.0"/>
          <table:table-cell office:value-type="float" office:value="305.0"/>
          <table:table-cell office:value-type="float" office:value="1.05846"/>
          <table:table-cell office:value-type="float" office:value="0.65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769.0"/>
          <table:table-cell office:value-type="float" office:value="55992.0"/>
          <table:table-cell office:value-type="float" office:value="191918.0"/>
          <table:table-cell office:value-type="float" office:value="1344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534.0"/>
          <table:table-cell office:value-type="float" office:value="151525.0"/>
          <table:table-cell office:value-type="float" office:value="109665.0"/>
          <table:table-cell office:value-type="float" office:value="100907.0"/>
          <table:table-cell office:value-type="float" office:value="151867.0"/>
          <table:table-cell office:value-type="float" office:value="305.0"/>
          <table:table-cell office:value-type="float" office:value="0.534573"/>
          <table:table-cell office:value-type="float" office:value="0.32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15.0"/>
          <table:table-cell office:value-type="float" office:value="27837.0"/>
          <table:table-cell office:value-type="float" office:value="100653.0"/>
          <table:table-cell office:value-type="float" office:value="106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904.0"/>
          <table:table-cell office:value-type="float" office:value="69655.0"/>
          <table:table-cell office:value-type="float" office:value="46555.0"/>
          <table:table-cell office:value-type="float" office:value="46402.0"/>
          <table:table-cell office:value-type="float" office:value="53862.0"/>
          <table:table-cell office:value-type="float" office:value="16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0.954445"/>
          <table:table-cell office:value-type="float" office:value="0.64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694.0"/>
          <table:table-cell office:value-type="float" office:value="55564.0"/>
          <table:table-cell office:value-type="float" office:value="190449.0"/>
          <table:table-cell office:value-type="float" office:value="1350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386.0"/>
          <table:table-cell office:value-type="float" office:value="151006.0"/>
          <table:table-cell office:value-type="float" office:value="109248.0"/>
          <table:table-cell office:value-type="float" office:value="100712.0"/>
          <table:table-cell office:value-type="float" office:value="177755.0"/>
          <table:table-cell office:value-type="float" office:value="305.0"/>
          <table:table-cell office:value-type="float" office:value="0.97261"/>
          <table:table-cell office:value-type="float" office:value="0.6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558.0"/>
          <table:table-cell office:value-type="float" office:value="55574.0"/>
          <table:table-cell office:value-type="float" office:value="190482.0"/>
          <table:table-cell office:value-type="float" office:value="136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386.0"/>
          <table:table-cell office:value-type="float" office:value="151006.0"/>
          <table:table-cell office:value-type="float" office:value="109248.0"/>
          <table:table-cell office:value-type="float" office:value="100712.0"/>
          <table:table-cell office:value-type="float" office:value="151776.0"/>
          <table:table-cell office:value-type="float" office:value="305.0"/>
          <table:table-cell office:value-type="float" office:value="0.535229"/>
          <table:table-cell office:value-type="float" office:value="0.32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69.0"/>
          <table:table-cell office:value-type="float" office:value="27374.0"/>
          <table:table-cell office:value-type="float" office:value="99068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756.0"/>
          <table:table-cell office:value-type="float" office:value="69136.0"/>
          <table:table-cell office:value-type="float" office:value="46138.0"/>
          <table:table-cell office:value-type="float" office:value="46207.0"/>
          <table:table-cell office:value-type="float" office:value="53727.0"/>
          <table:table-cell office:value-type="float" office:value="16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1.04278"/>
          <table:table-cell office:value-type="float" office:value="0.70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585.0"/>
          <table:table-cell office:value-type="float" office:value="55707.0"/>
          <table:table-cell office:value-type="float" office:value="190893.0"/>
          <table:table-cell office:value-type="float" office:value="1354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469.0"/>
          <table:table-cell office:value-type="float" office:value="151197.0"/>
          <table:table-cell office:value-type="float" office:value="109389.0"/>
          <table:table-cell office:value-type="float" office:value="100808.0"/>
          <table:table-cell office:value-type="float" office:value="151821.0"/>
          <table:table-cell office:value-type="float" office:value="305.0"/>
          <table:table-cell office:value-type="float" office:value="1.0114"/>
          <table:table-cell office:value-type="float" office:value="0.63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465.0"/>
          <table:table-cell office:value-type="float" office:value="55687.0"/>
          <table:table-cell office:value-type="float" office:value="190827.0"/>
          <table:table-cell office:value-type="float" office:value="134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469.0"/>
          <table:table-cell office:value-type="float" office:value="151197.0"/>
          <table:table-cell office:value-type="float" office:value="109389.0"/>
          <table:table-cell office:value-type="float" office:value="100808.0"/>
          <table:table-cell office:value-type="float" office:value="177816.0"/>
          <table:table-cell office:value-type="float" office:value="305.0"/>
          <table:table-cell office:value-type="float" office:value="0.531879"/>
          <table:table-cell office:value-type="float" office:value="0.3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316.0"/>
          <table:table-cell office:value-type="float" office:value="27525.0"/>
          <table:table-cell office:value-type="float" office:value="99540.0"/>
          <table:table-cell office:value-type="float" office:value="1049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839.0"/>
          <table:table-cell office:value-type="float" office:value="69327.0"/>
          <table:table-cell office:value-type="float" office:value="46279.0"/>
          <table:table-cell office:value-type="float" office:value="46303.0"/>
          <table:table-cell office:value-type="float" office:value="53805.0"/>
          <table:table-cell office:value-type="float" office:value="16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0.971663"/>
          <table:table-cell office:value-type="float" office:value="0.67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611.0"/>
          <table:table-cell office:value-type="float" office:value="56177.0"/>
          <table:table-cell office:value-type="float" office:value="192611.0"/>
          <table:table-cell office:value-type="float" office:value="1369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618.0"/>
          <table:table-cell office:value-type="float" office:value="151856.0"/>
          <table:table-cell office:value-type="float" office:value="109869.0"/>
          <table:table-cell office:value-type="float" office:value="101113.0"/>
          <table:table-cell office:value-type="float" office:value="151897.0"/>
          <table:table-cell office:value-type="float" office:value="305.0"/>
          <table:table-cell office:value-type="float" office:value="0.994347"/>
          <table:table-cell office:value-type="float" office:value="0.66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303.0"/>
          <table:table-cell office:value-type="float" office:value="2215.0"/>
          <table:table-cell office:value-type="float" office:value="56177.0"/>
          <table:table-cell office:value-type="float" office:value="192611.0"/>
          <table:table-cell office:value-type="float" office:value="136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0618.0"/>
          <table:table-cell office:value-type="float" office:value="151856.0"/>
          <table:table-cell office:value-type="float" office:value="109869.0"/>
          <table:table-cell office:value-type="float" office:value="101113.0"/>
          <table:table-cell office:value-type="float" office:value="151897.0"/>
          <table:table-cell office:value-type="float" office:value="305.0"/>
          <table:table-cell office:value-type="float" office:value="0.490734"/>
          <table:table-cell office:value-type="float" office:value="0.26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2.0"/>
          <table:table-cell office:value-type="float" office:value="843.0"/>
          <table:table-cell office:value-type="float" office:value="28013.0"/>
          <table:table-cell office:value-type="float" office:value="101316.0"/>
          <table:table-cell office:value-type="float" office:value="1070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988.0"/>
          <table:table-cell office:value-type="float" office:value="69986.0"/>
          <table:table-cell office:value-type="float" office:value="46759.0"/>
          <table:table-cell office:value-type="float" office:value="46608.0"/>
          <table:table-cell office:value-type="float" office:value="53904.0"/>
          <table:table-cell office:value-type="float" office:value="16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0.963571"/>
          <table:table-cell office:value-type="float" office:value="0.669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539.0"/>
          <table:table-cell office:value-type="float" office:value="56095.0"/>
          <table:table-cell office:value-type="float" office:value="192320.0"/>
          <table:table-cell office:value-type="float" office:value="136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587.0"/>
          <table:table-cell office:value-type="float" office:value="151731.0"/>
          <table:table-cell office:value-type="float" office:value="109794.0"/>
          <table:table-cell office:value-type="float" office:value="101045.0"/>
          <table:table-cell office:value-type="float" office:value="151896.0"/>
          <table:table-cell office:value-type="float" office:value="305.0"/>
          <table:table-cell office:value-type="float" office:value="1.04701"/>
          <table:table-cell office:value-type="float" office:value="0.67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673.0"/>
          <table:table-cell office:value-type="float" office:value="56095.0"/>
          <table:table-cell office:value-type="float" office:value="192320.0"/>
          <table:table-cell office:value-type="float" office:value="131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0587.0"/>
          <table:table-cell office:value-type="float" office:value="151731.0"/>
          <table:table-cell office:value-type="float" office:value="109794.0"/>
          <table:table-cell office:value-type="float" office:value="101045.0"/>
          <table:table-cell office:value-type="float" office:value="151896.0"/>
          <table:table-cell office:value-type="float" office:value="305.0"/>
          <table:table-cell office:value-type="float" office:value="0.497202"/>
          <table:table-cell office:value-type="float" office:value="0.28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41.0"/>
          <table:table-cell office:value-type="float" office:value="27931.0"/>
          <table:table-cell office:value-type="float" office:value="101025.0"/>
          <table:table-cell office:value-type="float" office:value="107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957.0"/>
          <table:table-cell office:value-type="float" office:value="69861.0"/>
          <table:table-cell office:value-type="float" office:value="46684.0"/>
          <table:table-cell office:value-type="float" office:value="46540.0"/>
          <table:table-cell office:value-type="float" office:value="53899.0"/>
          <table:table-cell office:value-type="float" office:value="16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1.14026"/>
          <table:table-cell office:value-type="float" office:value="0.772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295.0"/>
          <table:table-cell office:value-type="float" office:value="4316.0"/>
          <table:table-cell office:value-type="float" office:value="63502.0"/>
          <table:table-cell office:value-type="float" office:value="219566.0"/>
          <table:table-cell office:value-type="float" office:value="138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731.0"/>
          <table:table-cell office:value-type="float" office:value="164438.0"/>
          <table:table-cell office:value-type="float" office:value="117739.0"/>
          <table:table-cell office:value-type="float" office:value="108324.0"/>
          <table:table-cell office:value-type="float" office:value="153303.0"/>
          <table:table-cell office:value-type="float" office:value="305.0"/>
          <table:table-cell office:value-type="float" office:value="0.993734"/>
          <table:table-cell office:value-type="float" office:value="0.65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535.0"/>
          <table:table-cell office:value-type="float" office:value="63502.0"/>
          <table:table-cell office:value-type="float" office:value="219566.0"/>
          <table:table-cell office:value-type="float" office:value="141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731.0"/>
          <table:table-cell office:value-type="float" office:value="164438.0"/>
          <table:table-cell office:value-type="float" office:value="117739.0"/>
          <table:table-cell office:value-type="float" office:value="108324.0"/>
          <table:table-cell office:value-type="float" office:value="153303.0"/>
          <table:table-cell office:value-type="float" office:value="305.0"/>
          <table:table-cell office:value-type="float" office:value="0.700931"/>
          <table:table-cell office:value-type="float" office:value="0.41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82.0"/>
          <table:table-cell office:value-type="float" office:value="35356.0"/>
          <table:table-cell office:value-type="float" office:value="128331.0"/>
          <table:table-cell office:value-type="float" office:value="1102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101.0"/>
          <table:table-cell office:value-type="float" office:value="82568.0"/>
          <table:table-cell office:value-type="float" office:value="54629.0"/>
          <table:table-cell office:value-type="float" office:value="53819.0"/>
          <table:table-cell office:value-type="float" office:value="56020.0"/>
          <table:table-cell office:value-type="float" office:value="16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1.02352"/>
          <table:table-cell office:value-type="float" office:value="0.68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500.0"/>
          <table:table-cell office:value-type="float" office:value="63406.0"/>
          <table:table-cell office:value-type="float" office:value="219219.0"/>
          <table:table-cell office:value-type="float" office:value="1396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693.0"/>
          <table:table-cell office:value-type="float" office:value="164276.0"/>
          <table:table-cell office:value-type="float" office:value="117649.0"/>
          <table:table-cell office:value-type="float" office:value="108228.0"/>
          <table:table-cell office:value-type="float" office:value="153312.0"/>
          <table:table-cell office:value-type="float" office:value="305.0"/>
          <table:table-cell office:value-type="float" office:value="1.19316"/>
          <table:table-cell office:value-type="float" office:value="0.799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75.0"/>
          <table:table-cell office:value-type="float" office:value="1650.0"/>
          <table:table-cell office:value-type="float" office:value="63406.0"/>
          <table:table-cell office:value-type="float" office:value="219219.0"/>
          <table:table-cell office:value-type="float" office:value="1414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693.0"/>
          <table:table-cell office:value-type="float" office:value="164276.0"/>
          <table:table-cell office:value-type="float" office:value="117649.0"/>
          <table:table-cell office:value-type="float" office:value="108228.0"/>
          <table:table-cell office:value-type="float" office:value="153312.0"/>
          <table:table-cell office:value-type="float" office:value="305.0"/>
          <table:table-cell office:value-type="float" office:value="0.577725"/>
          <table:table-cell office:value-type="float" office:value="0.26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7.0"/>
          <table:table-cell office:value-type="float" office:value="35251.0"/>
          <table:table-cell office:value-type="float" office:value="127954.0"/>
          <table:table-cell office:value-type="float" office:value="102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063.0"/>
          <table:table-cell office:value-type="float" office:value="82406.0"/>
          <table:table-cell office:value-type="float" office:value="54539.0"/>
          <table:table-cell office:value-type="float" office:value="53723.0"/>
          <table:table-cell office:value-type="float" office:value="56027.0"/>
          <table:table-cell office:value-type="float" office:value="16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1.10893"/>
          <table:table-cell office:value-type="float" office:value="0.74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91.0"/>
          <table:table-cell office:value-type="float" office:value="3708.0"/>
          <table:table-cell office:value-type="float" office:value="63773.0"/>
          <table:table-cell office:value-type="float" office:value="220732.0"/>
          <table:table-cell office:value-type="float" office:value="138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830.0"/>
          <table:table-cell office:value-type="float" office:value="165031.0"/>
          <table:table-cell office:value-type="float" office:value="118043.0"/>
          <table:table-cell office:value-type="float" office:value="108725.0"/>
          <table:table-cell office:value-type="float" office:value="153359.0"/>
          <table:table-cell office:value-type="float" office:value="305.0"/>
          <table:table-cell office:value-type="float" office:value="0.983082"/>
          <table:table-cell office:value-type="float" office:value="0.65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1.0"/>
          <table:table-cell office:value-type="float" office:value="63773.0"/>
          <table:table-cell office:value-type="float" office:value="220732.0"/>
          <table:table-cell office:value-type="float" office:value="1406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830.0"/>
          <table:table-cell office:value-type="float" office:value="165031.0"/>
          <table:table-cell office:value-type="float" office:value="118043.0"/>
          <table:table-cell office:value-type="float" office:value="108725.0"/>
          <table:table-cell office:value-type="float" office:value="153359.0"/>
          <table:table-cell office:value-type="float" office:value="305.0"/>
          <table:table-cell office:value-type="float" office:value="0.606452"/>
          <table:table-cell office:value-type="float" office:value="0.29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490.0"/>
          <table:table-cell office:value-type="float" office:value="35645.0"/>
          <table:table-cell office:value-type="float" office:value="129557.0"/>
          <table:table-cell office:value-type="float" office:value="1103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200.0"/>
          <table:table-cell office:value-type="float" office:value="83161.0"/>
          <table:table-cell office:value-type="float" office:value="54933.0"/>
          <table:table-cell office:value-type="float" office:value="54220.0"/>
          <table:table-cell office:value-type="float" office:value="56107.0"/>
          <table:table-cell office:value-type="float" office:value="16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1.08844"/>
          <table:table-cell office:value-type="float" office:value="0.72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466.0"/>
          <table:table-cell office:value-type="float" office:value="63490.0"/>
          <table:table-cell office:value-type="float" office:value="219560.0"/>
          <table:table-cell office:value-type="float" office:value="1393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724.0"/>
          <table:table-cell office:value-type="float" office:value="164440.0"/>
          <table:table-cell office:value-type="float" office:value="117740.0"/>
          <table:table-cell office:value-type="float" office:value="108334.0"/>
          <table:table-cell office:value-type="float" office:value="153314.0"/>
          <table:table-cell office:value-type="float" office:value="305.0"/>
          <table:table-cell office:value-type="float" office:value="1.12755"/>
          <table:table-cell office:value-type="float" office:value="0.72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840.0"/>
          <table:table-cell office:value-type="float" office:value="63490.0"/>
          <table:table-cell office:value-type="float" office:value="219560.0"/>
          <table:table-cell office:value-type="float" office:value="1403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724.0"/>
          <table:table-cell office:value-type="float" office:value="164440.0"/>
          <table:table-cell office:value-type="float" office:value="117740.0"/>
          <table:table-cell office:value-type="float" office:value="108334.0"/>
          <table:table-cell office:value-type="float" office:value="153314.0"/>
          <table:table-cell office:value-type="float" office:value="305.0"/>
          <table:table-cell office:value-type="float" office:value="0.685651"/>
          <table:table-cell office:value-type="float" office:value="0.305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5.0"/>
          <table:table-cell office:value-type="float" office:value="576.0"/>
          <table:table-cell office:value-type="float" office:value="35335.0"/>
          <table:table-cell office:value-type="float" office:value="128295.0"/>
          <table:table-cell office:value-type="float" office:value="1101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094.0"/>
          <table:table-cell office:value-type="float" office:value="82570.0"/>
          <table:table-cell office:value-type="float" office:value="54630.0"/>
          <table:table-cell office:value-type="float" office:value="53829.0"/>
          <table:table-cell office:value-type="float" office:value="56027.0"/>
          <table:table-cell office:value-type="float" office:value="16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3.59892"/>
          <table:table-cell office:value-type="float" office:value="3.214"/>
          <table:table-cell office:value-type="float" office:value="2.56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097.0"/>
          <table:table-cell office:value-type="float" office:value="67722.0"/>
          <table:table-cell office:value-type="float" office:value="63540.0"/>
          <table:table-cell office:value-type="float" office:value="219738.0"/>
          <table:table-cell office:value-type="float" office:value="138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3736.0"/>
          <table:table-cell office:value-type="float" office:value="164518.0"/>
          <table:table-cell office:value-type="float" office:value="117786.0"/>
          <table:table-cell office:value-type="float" office:value="108383.0"/>
          <table:table-cell office:value-type="float" office:value="153292.0"/>
          <table:table-cell office:value-type="float" office:value="305.0"/>
          <table:table-cell office:value-type="float" office:value="1.05784"/>
          <table:table-cell office:value-type="float" office:value="0.684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3.0"/>
          <table:table-cell office:value-type="float" office:value="1707.0"/>
          <table:table-cell office:value-type="float" office:value="63540.0"/>
          <table:table-cell office:value-type="float" office:value="219738.0"/>
          <table:table-cell office:value-type="float" office:value="139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736.0"/>
          <table:table-cell office:value-type="float" office:value="164518.0"/>
          <table:table-cell office:value-type="float" office:value="117786.0"/>
          <table:table-cell office:value-type="float" office:value="108383.0"/>
          <table:table-cell office:value-type="float" office:value="153292.0"/>
          <table:table-cell office:value-type="float" office:value="305.0"/>
          <table:table-cell office:value-type="float" office:value="0.627753"/>
          <table:table-cell office:value-type="float" office:value="0.29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49.0"/>
          <table:table-cell office:value-type="float" office:value="35394.0"/>
          <table:table-cell office:value-type="float" office:value="128503.0"/>
          <table:table-cell office:value-type="float" office:value="111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106.0"/>
          <table:table-cell office:value-type="float" office:value="82648.0"/>
          <table:table-cell office:value-type="float" office:value="54676.0"/>
          <table:table-cell office:value-type="float" office:value="53878.0"/>
          <table:table-cell office:value-type="float" office:value="56001.0"/>
          <table:table-cell office:value-type="float" office:value="16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